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weight="bold" officeooo:rsid="0008cf78" officeooo:paragraph-rsid="0008cf78" style:font-weight-asian="bold" style:font-weight-complex="bold"/>
    </style:style>
    <style:style style:name="P2" style:family="paragraph" style:parent-style-name="Standard">
      <style:paragraph-properties fo:text-align="start" style:justify-single-word="false"/>
      <style:text-properties style:font-name="Liberation Sans" fo:font-weight="bold" officeooo:rsid="000a51ef" officeooo:paragraph-rsid="000a51ef" style:font-weight-asian="bold" style:font-weight-complex="bold"/>
    </style:style>
    <style:style style:name="P3" style:family="paragraph" style:parent-style-name="Standard">
      <style:paragraph-properties fo:text-align="justify" style:justify-single-word="false"/>
      <style:text-properties style:font-name="Liberation Sans" fo:font-weight="bold" officeooo:rsid="000a51ef" officeooo:paragraph-rsid="000a51ef" style:font-weight-asian="bold" style:font-weight-complex="bold"/>
    </style:style>
    <style:style style:name="P4" style:family="paragraph" style:parent-style-name="Standard">
      <style:paragraph-properties fo:text-align="start" style:justify-single-word="false"/>
      <style:text-properties style:font-name="Liberation Sans" officeooo:rsid="000a51ef" officeooo:paragraph-rsid="000a51ef"/>
    </style:style>
    <style:style style:name="P5" style:family="paragraph" style:parent-style-name="Standard">
      <style:paragraph-properties fo:text-align="start" style:justify-single-word="false"/>
      <style:text-properties style:font-name="Liberation Sans" fo:font-weight="normal" officeooo:rsid="000a51ef" officeooo:paragraph-rsid="000a51ef" style:font-weight-asian="normal" style:font-weight-complex="normal"/>
    </style:style>
    <style:style style:name="P6" style:family="paragraph" style:parent-style-name="Standard">
      <style:paragraph-properties fo:text-align="justify" style:justify-single-word="false"/>
      <style:text-properties style:font-name="Liberation Sans" fo:font-weight="normal" officeooo:rsid="0012cb92" officeooo:paragraph-rsid="0012cb92" style:font-weight-asian="normal" style:font-weight-complex="normal"/>
    </style:style>
    <style:style style:name="P7" style:family="paragraph" style:parent-style-name="Standard">
      <style:paragraph-properties fo:text-align="justify" style:justify-single-word="false"/>
      <style:text-properties style:font-name="Liberation Sans" fo:font-weight="normal" officeooo:rsid="0012cb92" officeooo:paragraph-rsid="001ea86c" style:font-weight-asian="normal" style:font-weight-complex="normal"/>
    </style:style>
    <style:style style:name="P8" style:family="paragraph" style:parent-style-name="Standard">
      <style:paragraph-properties fo:text-align="justify" style:justify-single-word="false"/>
      <style:text-properties style:font-name="Liberation Sans" fo:font-weight="normal" officeooo:rsid="001d942a" officeooo:paragraph-rsid="0012cb92" style:font-weight-asian="normal" style:font-weight-complex="normal"/>
    </style:style>
    <style:style style:name="P9" style:family="paragraph" style:parent-style-name="Standard">
      <style:paragraph-properties fo:text-align="justify" style:justify-single-word="false"/>
      <style:text-properties style:font-name="Liberation Sans" fo:font-weight="normal" officeooo:rsid="0021f005" officeooo:paragraph-rsid="0021f005" style:font-weight-asian="normal" style:font-weight-complex="normal"/>
    </style:style>
    <style:style style:name="P10" style:family="paragraph" style:parent-style-name="Standard">
      <style:paragraph-properties fo:text-align="start" style:justify-single-word="false"/>
      <style:text-properties style:font-name="Liberation Sans" officeooo:rsid="00182d00" officeooo:paragraph-rsid="00182d00"/>
    </style:style>
    <style:style style:name="P11" style:family="paragraph" style:parent-style-name="Standard">
      <style:paragraph-properties fo:text-align="start" style:justify-single-word="false"/>
      <style:text-properties style:font-name="Liberation Sans" officeooo:rsid="00182d00" officeooo:paragraph-rsid="00190743"/>
    </style:style>
    <style:style style:name="P12" style:family="paragraph" style:parent-style-name="Standard">
      <style:paragraph-properties fo:text-align="start" style:justify-single-word="false"/>
      <style:text-properties style:font-name="Liberation Sans" officeooo:rsid="00182d00" officeooo:paragraph-rsid="002374d2"/>
    </style:style>
    <style:style style:name="P13" style:family="paragraph" style:parent-style-name="Standard">
      <style:paragraph-properties fo:text-align="justify" style:justify-single-word="false"/>
      <style:text-properties style:font-name="Liberation Sans" officeooo:rsid="001ffcc4" officeooo:paragraph-rsid="001ffcc4"/>
    </style:style>
    <style:style style:name="T1" style:family="text">
      <style:text-properties officeooo:rsid="000d4ba0"/>
    </style:style>
    <style:style style:name="T2" style:family="text">
      <style:text-properties fo:font-weight="bold" officeooo:rsid="000d4ba0" style:font-weight-asian="bold" style:font-weight-complex="bold"/>
    </style:style>
    <style:style style:name="T3" style:family="text">
      <style:text-properties fo:font-weight="bold" officeooo:rsid="00167d0d" style:font-weight-asian="bold" style:font-weight-complex="bold"/>
    </style:style>
    <style:style style:name="T4" style:family="text">
      <style:text-properties officeooo:rsid="001425c0"/>
    </style:style>
    <style:style style:name="T5" style:family="text">
      <style:text-properties officeooo:rsid="00190743"/>
    </style:style>
    <style:style style:name="T6" style:family="text">
      <style:text-properties style:text-position="super 58%"/>
    </style:style>
    <style:style style:name="T7" style:family="text">
      <style:text-properties style:text-position="super 58%" officeooo:rsid="00190743"/>
    </style:style>
    <style:style style:name="T8" style:family="text">
      <style:text-properties style:text-position="0% 100%"/>
    </style:style>
    <style:style style:name="T9" style:family="text">
      <style:text-properties officeooo:rsid="001a18ef"/>
    </style:style>
    <style:style style:name="T10" style:family="text">
      <style:text-properties officeooo:rsid="001a9f80"/>
    </style:style>
    <style:style style:name="T11" style:family="text">
      <style:text-properties officeooo:rsid="001cb7cf"/>
    </style:style>
    <style:style style:name="T12" style:family="text">
      <style:text-properties officeooo:rsid="001ea86c"/>
    </style:style>
    <style:style style:name="T13" style:family="text">
      <style:text-properties officeooo:rsid="0021dac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LU GLUG</text:p>
      <text:p text:style-name="P1">Project Domain and Plan</text:p>
      <text:p text:style-name="P2"/>
      <text:p text:style-name="P3"/>
      <text:p text:style-name="P7"><text:span text:style-name="T12">Interested to be a Developer?????? </text:span></text:p>
      <text:p text:style-name="P7"/>
      <text:p text:style-name="P9">Join the Development Sprint from 23<text:span text:style-name="T6">rd</text:span> October which brings a outlook on how to contribute to Free and Open Source Technologies. </text:p>
      <text:p text:style-name="P7"/>
      <text:p text:style-name="P7"><text:span text:style-name="T4">GLUG identified few domains from the projects where the members are already working on. You can Sign-Up to the existing project or explore a new domain. </text:span></text:p>
      <text:p text:style-name="P8"/>
      <text:p text:style-name="P6"/>
      <text:p text:style-name="P4"><text:span text:style-name="T3">Project D</text:span><text:span text:style-name="T2">omains</text:span></text:p>
      <text:p text:style-name="P5"><text:span text:style-name="T1">1) Machine Learning using Tensor Flow</text:span></text:p>
      <text:p text:style-name="P4">2) Docker, Devops, Kuberenetes and Container</text:p>
      <text:p text:style-name="P4">3) Drupal</text:p>
      <text:p text:style-name="P4">4) Kernel Dev<text:span text:style-name="T9">elopment</text:span></text:p>
      <text:p text:style-name="P4">5) Web Dev<text:span text:style-name="T9">elopment using React</text:span></text:p>
      <text:p text:style-name="P4">6) Mobile App <text:span text:style-name="T5">Development</text:span> using Kotlin <text:span text:style-name="T5">Programming</text:span></text:p>
      <text:p text:style-name="P4">7) <text:span text:style-name="T5">Octave</text:span></text:p>
      <text:p text:style-name="P4">8) Freedombox</text:p>
      <text:p text:style-name="P4">9) Open Cores</text:p>
      <text:p text:style-name="P4">10) GNU Radio</text:p>
      <text:p text:style-name="P4">11) WebVR</text:p>
      <text:p text:style-name="P4">12) Augmented Reality</text:p>
      <text:p text:style-name="P4">13) Linux Packaging</text:p>
      <text:p text:style-name="P4">14) Distro Making</text:p>
      <text:p text:style-name="P4">15) OpenCV – <text:span text:style-name="T10">Image Processing</text:span></text:p>
      <text:p text:style-name="P4">16) <text:span text:style-name="T10">Data </text:span>Analytics</text:p>
      <text:p text:style-name="P4">17) IoT </text:p>
      <text:p text:style-name="P4">18) Blockchain</text:p>
      <text:p text:style-name="P4">19) Django </text:p>
      <text:p text:style-name="P4">20) Selenium – <text:span text:style-name="T11">Testing Tools</text:span></text:p>
      <text:p text:style-name="P4">21) Mozilla Add-Ons</text:p>
      <text:p text:style-name="P4"/>
      <text:p text:style-name="P13">Based on the Interested students will be mentored to apply for FOSS Outreachy, Rails Girls Summer of Code, Google Summer of Code etc and all the contributions will be made on Github </text:p>
      <text:p text:style-name="P4"/>
      <text:p text:style-name="P4"/>
      <text:p text:style-name="P10">Interested Students can sign-up <text:span text:style-name="T5">before 21</text:span><text:span text:style-name="T7">st</text:span><text:span text:style-name="T5"> October</text:span></text:p>
      <text:p text:style-name="P11"><text:span text:style-name="T13">Meet us @ </text:span>KLU GLUG – C206.</text:p>
      <text:p text:style-name="P11"><text:span text:style-name="T5">Or Message to @Abhishek </text:span></text:p>
      <text:p text:style-name="P12"/>
      <text:p text:style-name="P11"/>
      <text:p text:style-name="P11"/>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17:52:44.285673425</meta:creation-date>
    <meta:editing-duration>PT30M42S</meta:editing-duration>
    <meta:editing-cycles>30</meta:editing-cycles>
    <meta:generator>LibreOffice/5.4.1.2.0$Linux_X86_64 LibreOffice_project/40m0$Build-2</meta:generator>
    <dc:date>2017-10-17T19:24:59.915029657</dc:date>
    <meta:document-statistic meta:table-count="0" meta:image-count="0" meta:object-count="0" meta:page-count="1" meta:paragraph-count="32" meta:word-count="179" meta:character-count="1078" meta:non-whitespace-character-count="919"/>
  </office:meta>
</office:document-meta>
</file>